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92cm" svg:height="8.545cm" svg:x="0.008cm" svg:y="0.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1-20T11:56:46.527215024</dc:date>
    <meta:editing-duration>PT5M30S</meta:editing-duration>
    <meta:editing-cycles>25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3cm" svg:height="8.546cm" xlink:href="." xlink:type="simple" chart:class="chart:scatter" chart:style-name="ch1">
        <chart:plot-area chart:style-name="ch2" chart:data-source-has-labels="both" svg:x="0.303cm" svg:y="0.17cm" svg:width="14.587cm" svg:height="8.206cm">
          <chart:coordinate-region svg:x="0.845cm" svg:y="0.369cm" svg:width="13.951cm" svg:height="7.808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851558583130144">
                <text:p>-0.8515585831301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374762629171448">
                <text:p>0.3747626291714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851558583130148">
                <text:p>0.8515585831301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618033988749896">
                <text:p>0.6180339887498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374762629171451">
                <text:p>0.3747626291714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7.34788079488412E-016">
                <text:p>7.34788079488412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